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0da14d" style:font-name="arial" style:font-size-asian="11pt" style:font-size-complex="11pt"/>
    </style:style>
    <style:style style:family="paragraph" style:name="P3" style:parent-style-name="Standard">
      <style:paragraph-properties fo:text-align="end" style:justify-single-word="false"/>
      <style:text-properties style:font-name="ari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a14d" style:font-name="arial" style:font-size-asian="11pt" style:font-size-complex="11pt"/>
    </style:style>
    <style:style style:family="paragraph" style:name="P5" style:parent-style-name="Standard">
      <style:paragraph-properties fo:text-align="center" style:justify-single-word="false"/>
      <style:text-properties officeooo:paragraph-rsid="000da14d" style:font-name="arial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a14d" style:font-name="Arial" style:font-size-asian="10pt" style:font-size-complex="10pt"/>
    </style:style>
    <style:style style:family="paragraph" style:name="P8" style:parent-style-name="UrbanTitle">
      <style:paragraph-properties fo:text-align="center" style:justify-single-word="false"/>
      <style:text-properties style:font-name="arial"/>
    </style:style>
    <style:style style:family="paragraph" style:name="P9" style:parent-style-name="UrbanTitle">
      <style:paragraph-properties fo:text-align="center" style:justify-single-word="false"/>
      <style:text-properties style:font-name="arial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4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3"><text:s/></text:span><text:span text:style-name="T3"><office:annotation><dc:creator>Auteur inconnu</dc:creator><dc:date>2020-04-01T10:54:35.432172081</dc:date><text:p text:style-name="P10"><text:span text:style-name="T10">do text</text:span></text:p><text:p text:style-name="P10"><text:span text:style-name="T10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5"/>
      <text:p text:style-name="P8"/>
      <text:p text:style-name="P9">Demande d'avis concernant un permis d'urbanisation</text:p>
      <text:p text:style-name="P9"/>
      <text:p text:style-name="P6"><text:span text:style-name="T4"/></text:p>
      <text:p text:style-name="P6"><office:annotation><dc:creator>Gauthier Bastien</dc:creator><dc:date>2011-02-16T16:12:24</dc:date><text:p text:style-name="P10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6"><text:span text:style-name="T4">Référence cadastrale</text:span> : <text:text-input text:description="Parcelles">licence_view.get_parcels()</text:text-input></text:p>
      <text:p text:style-name="P6"/>
      <text:p text:style-name="P6">Madame, Monsieur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6">Conformément à l'article D.IV.37 du CoDT, nous vous saurions gré de nous transmettre votre avis dans les trente jours francs à dater de la présente. A défaut de réponse endéans ce délai, l'avis sera réputé favorable.</text:p>
      <text:p text:style-name="P6"/>
      <text:p text:style-name="P6">Nous vous souhaitons bonne réception de la présente et de ses annexes, et vous prions d'agréer, Madame, Monsieur, l'expression de nos sentiments distingués.</text:p>
      <text:p text:style-name="P6"/>
      <text:p text:style-name="P6"><office:annotation><dc:creator>Gauthier Bastien</dc:creator><dc:date>2011-01-13T14:56:41</dc:date><text:p text:style-name="P10"><text:span text:style-name="T7">do text</text:span></text:p><text:p text:style-name="P10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0da14d" style:font-name="arial" style:font-size-asian="11pt" style:font-size-complex="11pt"/>
    </style:style>
    <style:style style:family="paragraph" style:name="P3" style:parent-style-name="Standard">
      <style:paragraph-properties fo:text-align="end" style:justify-single-word="false"/>
      <style:text-properties style:font-name="ari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a14d" style:font-name="arial" style:font-size-asian="11pt" style:font-size-complex="11pt"/>
    </style:style>
    <style:style style:family="paragraph" style:name="P5" style:parent-style-name="Standard">
      <style:paragraph-properties fo:text-align="center" style:justify-single-word="false"/>
      <style:text-properties officeooo:paragraph-rsid="000da14d" style:font-name="arial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a14d" style:font-name="Arial" style:font-size-asian="10pt" style:font-size-complex="10pt"/>
    </style:style>
    <style:style style:family="paragraph" style:name="P8" style:parent-style-name="UrbanTitle">
      <style:paragraph-properties fo:text-align="center" style:justify-single-word="false"/>
      <style:text-properties style:font-name="arial"/>
    </style:style>
    <style:style style:family="paragraph" style:name="P9" style:parent-style-name="UrbanTitle">
      <style:paragraph-properties fo:text-align="center" style:justify-single-word="false"/>
      <style:text-properties style:font-name="arial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4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3"><text:s/></text:span><text:span text:style-name="T3"><office:annotation><dc:creator>Auteur inconnu</dc:creator><dc:date>2020-04-01T10:54:35.432172081</dc:date><text:p text:style-name="P10"><text:span text:style-name="T10">do text</text:span></text:p><text:p text:style-name="P10"><text:span text:style-name="T10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5"/>
      <text:p text:style-name="P8"/>
      <text:p text:style-name="P9">Demande d'avis concernant un permis d'urbanisation</text:p>
      <text:p text:style-name="P9"/>
      <text:p text:style-name="P6"><text:span text:style-name="T4"/></text:p>
      <text:p text:style-name="P6"><office:annotation><dc:creator>Gauthier Bastien</dc:creator><dc:date>2011-02-16T16:12:24</dc:date><text:p text:style-name="P10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6"><text:span text:style-name="T4">Référence cadastrale</text:span> : <text:text-input text:description="Parcelles">licence_view.get_parcels()</text:text-input></text:p>
      <text:p text:style-name="P6"/>
      <text:p text:style-name="P6">Madame, Monsieur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6">Conformément à l'article D.IV.37 du CoDT, nous vous saurions gré de nous transmettre votre avis dans les trente jours francs à dater de la présente. A défaut de réponse endéans ce délai, l'avis sera réputé favorable.</text:p>
      <text:p text:style-name="P6"/>
      <text:p text:style-name="P6">Nous vous souhaitons bonne réception de la présente et de ses annexes, et vous prions d'agréer, Madame, Monsieur, l'expression de nos sentiments distingués.</text:p>
      <text:p text:style-name="P6"/>
      <text:p text:style-name="P6"><office:annotation><dc:creator>Gauthier Bastien</dc:creator><dc:date>2011-01-13T14:56:41</dc:date><text:p text:style-name="P10"><text:span text:style-name="T7">do text</text:span></text:p><text:p text:style-name="P10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0da14d" style:font-name="arial" style:font-size-asian="11pt" style:font-size-complex="11pt"/>
    </style:style>
    <style:style style:family="paragraph" style:name="P3" style:parent-style-name="Standard">
      <style:paragraph-properties fo:text-align="end" style:justify-single-word="false"/>
      <style:text-properties style:font-name="ari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a14d" style:font-name="arial" style:font-size-asian="11pt" style:font-size-complex="11pt"/>
    </style:style>
    <style:style style:family="paragraph" style:name="P5" style:parent-style-name="Standard">
      <style:paragraph-properties fo:text-align="center" style:justify-single-word="false"/>
      <style:text-properties officeooo:paragraph-rsid="000da14d" style:font-name="arial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a14d" style:font-name="Arial" style:font-size-asian="10pt" style:font-size-complex="10pt"/>
    </style:style>
    <style:style style:family="paragraph" style:name="P8" style:parent-style-name="UrbanTitle">
      <style:paragraph-properties fo:text-align="center" style:justify-single-word="false"/>
      <style:text-properties style:font-name="arial"/>
    </style:style>
    <style:style style:family="paragraph" style:name="P9" style:parent-style-name="UrbanTitle">
      <style:paragraph-properties fo:text-align="center" style:justify-single-word="false"/>
      <style:text-properties style:font-name="arial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4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3"><text:s/></text:span><text:span text:style-name="T3"><office:annotation><dc:creator>Auteur inconnu</dc:creator><dc:date>2020-04-01T10:54:35.432172081</dc:date><text:p text:style-name="P10"><text:span text:style-name="T10">do text</text:span></text:p><text:p text:style-name="P10"><text:span text:style-name="T10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5"/>
      <text:p text:style-name="P8"/>
      <text:p text:style-name="P9">Demande d'avis concernant un permis d'urbanisation</text:p>
      <text:p text:style-name="P9"/>
      <text:p text:style-name="P6"><text:span text:style-name="T4"/></text:p>
      <text:p text:style-name="P6"><office:annotation><dc:creator>Gauthier Bastien</dc:creator><dc:date>2011-02-16T16:12:24</dc:date><text:p text:style-name="P10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6"><text:span text:style-name="T4">Référence cadastrale</text:span> : <text:text-input text:description="Parcelles">licence_view.get_parcels()</text:text-input></text:p>
      <text:p text:style-name="P6"/>
      <text:p text:style-name="P6">Madame, Monsieur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6">Conformément à l'article D.IV.37 du CoDT, nous vous saurions gré de nous transmettre votre avis dans les trente jours francs à dater de la présente. A défaut de réponse endéans ce délai, l'avis sera réputé favorable.</text:p>
      <text:p text:style-name="P6"/>
      <text:p text:style-name="P6">Nous vous souhaitons bonne réception de la présente et de ses annexes, et vous prions d'agréer, Madame, Monsieur, l'expression de nos sentiments distingués.</text:p>
      <text:p text:style-name="P6"/>
      <text:p text:style-name="P6"><office:annotation><dc:creator>Gauthier Bastien</dc:creator><dc:date>2011-01-13T14:56:41</dc:date><text:p text:style-name="P10"><text:span text:style-name="T7">do text</text:span></text:p><text:p text:style-name="P10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0da14d" style:font-name="arial" style:font-size-asian="11pt" style:font-size-complex="11pt"/>
    </style:style>
    <style:style style:family="paragraph" style:name="P3" style:parent-style-name="Standard">
      <style:paragraph-properties fo:text-align="end" style:justify-single-word="false"/>
      <style:text-properties style:font-name="ari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a14d" style:font-name="arial" style:font-size-asian="11pt" style:font-size-complex="11pt"/>
    </style:style>
    <style:style style:family="paragraph" style:name="P5" style:parent-style-name="Standard">
      <style:paragraph-properties fo:text-align="center" style:justify-single-word="false"/>
      <style:text-properties officeooo:paragraph-rsid="000da14d" style:font-name="arial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a14d" style:font-name="Arial" style:font-size-asian="10pt" style:font-size-complex="10pt"/>
    </style:style>
    <style:style style:family="paragraph" style:name="P8" style:parent-style-name="UrbanTitle">
      <style:paragraph-properties fo:text-align="center" style:justify-single-word="false"/>
      <style:text-properties style:font-name="arial"/>
    </style:style>
    <style:style style:family="paragraph" style:name="P9" style:parent-style-name="UrbanTitle">
      <style:paragraph-properties fo:text-align="center" style:justify-single-word="false"/>
      <style:text-properties style:font-name="arial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4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3"><text:s/></text:span><text:span text:style-name="T3"><office:annotation><dc:creator>Auteur inconnu</dc:creator><dc:date>2020-04-01T10:54:35.432172081</dc:date><text:p text:style-name="P10"><text:span text:style-name="T10">do text</text:span></text:p><text:p text:style-name="P10"><text:span text:style-name="T10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5"/>
      <text:p text:style-name="P8"/>
      <text:p text:style-name="P9">Demande d'avis concernant un permis d'urbanisation</text:p>
      <text:p text:style-name="P9"/>
      <text:p text:style-name="P6"><text:span text:style-name="T4"/></text:p>
      <text:p text:style-name="P6"><office:annotation><dc:creator>Gauthier Bastien</dc:creator><dc:date>2011-02-16T16:12:24</dc:date><text:p text:style-name="P10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6"><text:span text:style-name="T4">Référence cadastrale</text:span> : <text:text-input text:description="Parcelles">licence_view.get_parcels()</text:text-input></text:p>
      <text:p text:style-name="P6"/>
      <text:p text:style-name="P6">Madame, Monsieur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6">Conformément à l'article D.IV.37 du CoDT, nous vous saurions gré de nous transmettre votre avis dans les trente jours francs à dater de la présente. A défaut de réponse endéans ce délai, l'avis sera réputé favorable.</text:p>
      <text:p text:style-name="P6"/>
      <text:p text:style-name="P6">Nous vous souhaitons bonne réception de la présente et de ses annexes, et vous prions d'agréer, Madame, Monsieur, l'expression de nos sentiments distingués.</text:p>
      <text:p text:style-name="P6"/>
      <text:p text:style-name="P6"><office:annotation><dc:creator>Gauthier Bastien</dc:creator><dc:date>2011-01-13T14:56:41</dc:date><text:p text:style-name="P10"><text:span text:style-name="T7">do text</text:span></text:p><text:p text:style-name="P10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1" svg:font-family="Calibri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3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3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6:21.000868689</dc:date>
    <dc:language>fr-FR</dc:language>
    <meta:editing-cycles>123</meta:editing-cycles>
    <meta:editing-duration>P2DT7H31M42S</meta:editing-duration>
    <meta:document-statistic meta:table-count="1" meta:image-count="0" meta:object-count="0" meta:page-count="1" meta:paragraph-count="15" meta:word-count="125" meta:character-count="891" meta:non-whitespace-character-count="797"/>
    <meta:user-defined meta:name="Info 1"/>
    <meta:user-defined meta:name="Info 2"/>
    <meta:user-defined meta:name="Info 3"/>
    <meta:user-defined meta:name="Info 4"/>
  </office:meta>
</office:document-meta>
</file>